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fo:break-before="page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 style:master-page-name="">
      <style:table-properties style:width="16.249cm" fo:margin-left="-0.191cm" fo:margin-top="0cm" fo:margin-bottom="0cm" style:page-number="auto" fo:break-before="page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fo:margin-top="0cm" fo:margin-bottom="0cm" fo:break-before="page" table:align="left" style:writing-mode="lr-tb"/>
    </style:style>
    <style:style style:name="Tableau4.A" style:family="table-column">
      <style:table-column-properties style:column-width="4.692cm"/>
    </style:style>
    <style:style style:name="Tableau4.B" style:family="table-column">
      <style:table-column-properties style:column-width="11.55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/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 officeooo:paragraph-rsid="001778cb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778cb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778cb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778cb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778cb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778cb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778cb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778cb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778cb"/>
    </style:style>
    <style:style style:name="P18" style:family="paragraph" style:parent-style-name="Standard">
      <style:paragraph-properties fo:margin-top="0cm" fo:margin-bottom="0cm" loext:contextual-spacing="false"/>
      <style:text-properties style:font-name="Cambria"/>
    </style:style>
    <style:style style:name="P19" style:family="paragraph" style:parent-style-name="Standard">
      <style:paragraph-properties fo:margin-top="0cm" fo:margin-bottom="0cm" loext:contextual-spacing="false"/>
      <style:text-properties style:font-name="Cambria" officeooo:paragraph-rsid="001778cb"/>
    </style:style>
    <style:style style:name="P20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/>
    </style:style>
    <style:style style:name="P21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paragraph-rsid="001da01d"/>
    </style:style>
    <style:style style:name="P22" style:family="paragraph" style:parent-style-name="List_20_Paragraph" style:list-style-name="L5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paragraph-rsid="001da01d"/>
    </style:style>
    <style:style style:name="P23" style:family="paragraph" style:parent-style-name="List_20_Paragraph" style:list-style-name="L5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da01d" officeooo:paragraph-rsid="001da01d"/>
    </style:style>
    <style:style style:name="P24" style:family="paragraph" style:parent-style-name="List_20_Paragraph" style:list-style-name="L5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eeac8" officeooo:paragraph-rsid="001eeac8"/>
    </style:style>
    <style:style style:name="P25" style:family="paragraph" style:parent-style-name="List_20_Paragraph" style:list-style-name="L1">
      <loext:graphic-properties draw:fill="none"/>
      <style:paragraph-properties fo:margin-top="0cm" fo:margin-bottom="0cm" loext:contextual-spacing="true" fo:orphans="2" fo:widows="2" fo:background-color="transparent" style:writing-mode="lr-tb"/>
      <style:text-properties officeooo:paragraph-rsid="001778cb"/>
    </style:style>
    <style:style style:name="P26" style:family="paragraph" style:parent-style-name="List_20_Paragraph" style:list-style-name="L1">
      <loext:graphic-properties draw:fill="none"/>
      <style:paragraph-properties fo:margin-top="0cm" fo:margin-bottom="0cm" loext:contextual-spacing="true" fo:orphans="2" fo:widows="2" fo:background-color="transparent" style:writing-mode="lr-tb"/>
      <style:text-properties officeooo:rsid="001778cb" officeooo:paragraph-rsid="001778cb"/>
    </style:style>
    <style:style style:name="P27" style:family="paragraph" style:parent-style-name="List_20_Paragraph" style:list-style-name="L1">
      <loext:graphic-properties draw:fill="none"/>
      <style:paragraph-properties fo:margin-top="0cm" fo:margin-bottom="0cm" loext:contextual-spacing="true" fo:orphans="2" fo:widows="2" fo:background-color="transparent" style:writing-mode="lr-tb"/>
      <style:text-properties officeooo:rsid="0018eb80" officeooo:paragraph-rsid="0018eb80"/>
    </style:style>
    <style:style style:name="P28" style:family="paragraph" style:parent-style-name="List_20_Paragraph" style:list-style-name="L1">
      <style:paragraph-properties fo:margin-top="0cm" fo:margin-bottom="0cm" loext:contextual-spacing="true" style:writing-mode="lr-tb"/>
      <style:text-properties officeooo:paragraph-rsid="001778cb"/>
    </style:style>
    <style:style style:name="P29" style:family="paragraph" style:parent-style-name="List_20_Paragraph" style:list-style-name="L3">
      <loext:graphic-properties draw:fill="none"/>
      <style:paragraph-properties fo:margin-left="1cm" fo:margin-right="0cm" fo:margin-top="0cm" fo:margin-bottom="0cm" loext:contextual-spacing="true" fo:orphans="2" fo:widows="2" fo:text-indent="0cm" style:auto-text-indent="false" fo:background-color="transparent" style:writing-mode="lr-tb"/>
      <style:text-properties officeooo:paragraph-rsid="001da01d"/>
    </style:style>
    <style:style style:name="P30" style:family="paragraph" style:parent-style-name="List_20_Paragraph" style:list-style-name="L3">
      <loext:graphic-properties draw:fill="none"/>
      <style:paragraph-properties fo:margin-left="1cm" fo:margin-right="0cm" fo:margin-top="0cm" fo:margin-bottom="0cm" loext:contextual-spacing="true" fo:orphans="2" fo:widows="2" fo:text-indent="0cm" style:auto-text-indent="false" fo:background-color="transparent" style:writing-mode="lr-tb"/>
      <style:text-properties officeooo:rsid="001da01d" officeooo:paragraph-rsid="001da01d"/>
    </style:style>
    <style:style style:name="P31" style:family="paragraph" style:parent-style-name="List_20_Paragraph" style:list-style-name="L3">
      <loext:graphic-properties draw:fill="none"/>
      <style:paragraph-properties fo:margin-left="1cm" fo:margin-right="0cm" fo:margin-top="0cm" fo:margin-bottom="0cm" loext:contextual-spacing="true" fo:orphans="2" fo:widows="2" fo:text-indent="0cm" style:auto-text-indent="false" fo:background-color="transparent" style:writing-mode="lr-tb"/>
      <style:text-properties fo:font-style="normal" officeooo:rsid="001da01d" officeooo:paragraph-rsid="001da01d" style:font-style-asian="normal" style:font-style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778cb" style:font-weight-asian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ba7cd" style:font-weight-asian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ba7cd" style:font-weight-asian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ba7c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ba7c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ba7c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778cb" officeooo:paragraph-rsid="001eeac8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ba7cd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ba7cd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ba7cd"/>
    </style:style>
    <style:style style:name="P4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 officeooo:paragraph-rsid="001ba7cd"/>
    </style:style>
    <style:style style:name="P43" style:family="paragraph" style:parent-style-name="Standard">
      <style:text-properties style:font-name="Cambria" officeooo:paragraph-rsid="001ba7cd"/>
    </style:style>
    <style:style style:name="P44" style:family="paragraph" style:parent-style-name="Standard" style:list-style-name="L1">
      <style:paragraph-properties fo:margin-top="0cm" fo:margin-bottom="0cm" loext:contextual-spacing="false" style:writing-mode="lr-tb"/>
      <style:text-properties officeooo:paragraph-rsid="001778cb"/>
    </style:style>
    <style:style style:name="P45" style:family="paragraph" style:parent-style-name="Standard">
      <style:paragraph-properties fo:margin-top="0cm" fo:margin-bottom="0cm" loext:contextual-spacing="false"/>
      <style:text-properties style:font-name="Cambria" officeooo:paragraph-rsid="001ba7c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8eb80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ambria"/>
    </style:style>
    <style:style style:name="T8" style:family="text">
      <style:text-properties style:font-name="Cambria" fo:font-weight="bold" style:font-weight-asian="bold"/>
    </style:style>
    <style:style style:name="T9" style:family="text">
      <style:text-properties style:font-name="Cambria" fo:font-weight="bold" officeooo:rsid="001778cb" style:font-weight-asian="bold"/>
    </style:style>
    <style:style style:name="T10" style:family="text">
      <style:text-properties style:font-name="Cambria" fo:font-weight="bold" officeooo:rsid="001ba7cd" style:font-weight-asian="bold"/>
    </style:style>
    <style:style style:name="T11" style:family="text">
      <style:text-properties style:font-name="Cambria" fo:font-weight="bold" officeooo:rsid="0018eb80" style:font-weight-asian="bold"/>
    </style:style>
    <style:style style:name="T12" style:family="text">
      <style:text-properties style:font-name="Cambria" fo:font-weight="bold" style:font-weight-asian="bold" style:font-weight-complex="bold"/>
    </style:style>
    <style:style style:name="T13" style:family="text">
      <style:text-properties style:font-name="Cambria" officeooo:rsid="001778cb"/>
    </style:style>
    <style:style style:name="T14" style:family="text">
      <style:text-properties style:font-name="Cambria" fo:font-style="italic" style:font-style-asian="italic"/>
    </style:style>
    <style:style style:name="T15" style:family="text">
      <style:text-properties style:font-name="Cambria" fo:font-style="italic" style:font-style-asian="italic" style:font-style-complex="italic"/>
    </style:style>
    <style:style style:name="T16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Cambria" officeooo:rsid="0017a840"/>
    </style:style>
    <style:style style:name="T18" style:family="text">
      <style:text-properties style:font-name="Cambria" officeooo:rsid="0018eb80"/>
    </style:style>
    <style:style style:name="T19" style:family="text">
      <style:text-properties style:font-name="Cambria" fo:font-style="normal" style:font-style-asian="normal" style:font-style-complex="normal"/>
    </style:style>
    <style:style style:name="T20" style:family="text">
      <style:text-properties style:font-name="Cambria" officeooo:rsid="001ba7cd"/>
    </style:style>
    <style:style style:name="T21" style:family="text">
      <style:text-properties style:font-name="Cambria" officeooo:rsid="001da01d"/>
    </style:style>
    <style:style style:name="T22" style:family="text">
      <style:text-properties style:font-name="Cambria" fo:font-weight="normal" style:font-weight-asian="normal" style:font-weight-complex="normal"/>
    </style:style>
    <style:style style:name="T23" style:family="text">
      <style:text-properties style:font-name="Cambria" officeooo:rsid="001eeac8"/>
    </style:style>
    <style:style style:name="T24" style:family="text">
      <style:text-properties officeooo:rsid="0018eb80"/>
    </style:style>
    <style:style style:name="T25" style:family="text">
      <style:text-properties officeooo:rsid="001ba7cd"/>
    </style:style>
    <style:style style:name="T26" style:family="text">
      <style:text-properties officeooo:rsid="001da01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eeac8" style:font-weight-asian="normal" style:font-weight-complex="normal"/>
    </style:style>
    <style:style style:name="T31" style:family="text">
      <style:text-properties officeooo:rsid="001eea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'Utilisation du package recettes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Cas d’utilisation</text:p>
          </table:table-cell>
          <table:table-cell table:style-name="Tableau1.A1" office:value-type="string">
            <text:p text:style-name="P8"><text:span text:style-name="T25">(UC1)</text:span>Consulter une recette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12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Acteurs concernés</text:p>
          </table:table-cell>
          <table:table-cell table:style-name="Tableau1.A1" office:value-type="string">
            <text:p text:style-name="P5">Employés</text:p>
          </table:table-cell>
        </table:table-row>
        <table:table-row table:style-name="Tableau1.1"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4">Permet à un employé d’afficher une recette</text:p>
          </table:table-cell>
        </table:table-row>
        <table:table-row table:style-name="Tableau1.1"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18/12/2019</text:p>
          </table:table-cell>
        </table:table-row>
        <table:table-row table:style-name="Tableau1.1">
          <table:table-cell table:style-name="Tableau1.A1" office:value-type="string">
            <text:p text:style-name="P4">Auteur</text:p>
          </table:table-cell>
          <table:table-cell table:style-name="Tableau1.A1" office:value-type="string">
            <text:p text:style-name="P4">Rémi TAUVEL</text:p>
          </table:table-cell>
        </table:table-row>
        <table:table-row table:style-name="Tableau1.1">
          <table:table-cell table:style-name="Tableau1.A1" office:value-type="string">
            <text:p text:style-name="P4">Pré-conditions</text:p>
          </table:table-cell>
          <table:table-cell table:style-name="Tableau1.A1" office:value-type="string">
            <text:p text:style-name="P4">L’utilisateur doit déjà être authentifié <text:line-break/>-&gt; Use Case « s’authentifier » du package « authentification</text:p>
          </table:table-cell>
        </table:table-row>
        <table:table-row table:style-name="Tableau1.1">
          <table:table-cell table:style-name="Tableau1.A1" office:value-type="string">
            <text:p text:style-name="P4">Démarrage</text:p>
          </table:table-cell>
          <table:table-cell table:style-name="Tableau1.A1" office:value-type="string">
            <text:p text:style-name="P4">L’utilisateur a demandé à voir une recette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12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7">Scénario nominal :</text:p>
            <text:list xml:id="list2515092827" text:style-name="WWNum1">
              <text:list-item>
                <text:p text:style-name="P21">Le <text:span text:style-name="T1">système</text:span> affiche la liste des recettes proposées dans le catalogue <text:span text:style-name="T26">(Use case « afficher catalogue » du package « commandes »)</text:span></text:p>
              </text:list-item>
              <text:list-item>
                <text:p text:style-name="P20"><text:span text:style-name="T4">L’utilisateur</text:span> sélectionne une recette</text:p>
              </text:list-item>
              <text:list-item>
                <text:p text:style-name="P20">Le <text:span text:style-name="T1">système </text:span>affiche la recette choisie</text:p>
              </text:list-item>
              <text:list-item>
                <text:p text:style-name="P20">L’<text:span text:style-name="T4">utilisateur</text:span> peut ensuite quitter cette recette</text:p>
              </text:list-item>
              <text:list-item>
                <text:p text:style-name="P20">Le <text:span text:style-name="T1">système</text:span> retourne à la liste des recettes (retour à l’étape 1)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7">Scénarios alternatifs :</text:p>
            <text:p text:style-name="P4">2.a L’utilisateur décide de quitter la consultation des recettes</text:p>
            <text:p text:style-name="P4">4.a L’utilisateur décide de quitter la consultation des recette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1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7">Fin : </text:p>
            <text:p text:style-name="P4">scénario nominal : aux étapes 2 ou 4, sur décision de l’utilisateur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4"><text:span text:style-name="T1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1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Ergonomie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Performance attendue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Problèmes non-résolus</text:p>
          </table:table-cell>
          <table:table-cell table:style-name="Tableau1.A1" office:value-type="string">
            <text:p text:style-name="P4"/>
          </table:table-cell>
        </table:table-row>
      </table:table>
      <text:p text:style-name="P18"/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Cas d’utilisation</text:p>
          </table:table-cell>
          <table:table-cell table:style-name="Tableau2.A1" office:value-type="string">
            <text:p text:style-name="P16"><text:span text:style-name="T10">(UC2) </text:span><text:span text:style-name="T9">modifier</text:span><text:span text:style-name="T8"> une recette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3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6">Acteurs concernés</text:p>
          </table:table-cell>
          <table:table-cell table:style-name="Tableau2.A1" office:value-type="string">
            <text:p text:style-name="P38"><text:span text:style-name="T31">Manager</text:span></text:p>
          </table:table-cell>
        </table:table-row>
        <table:table-row table:style-name="Tableau2.1">
          <table:table-cell table:style-name="Tableau2.A1" office:value-type="string">
            <text:p text:style-name="P15">Description</text:p>
          </table:table-cell>
          <table:table-cell table:style-name="Tableau2.A1" office:value-type="string">
            <text:p text:style-name="P17"><text:span text:style-name="T7">Permet à un </text:span><text:span text:style-name="T13">m</text:span><text:span text:style-name="T23">anager</text:span><text:span text:style-name="T13"> de modifier</text:span><text:span text:style-name="T7"> une recette</text:span></text:p>
          </table:table-cell>
        </table:table-row>
        <table:table-row table:style-name="Tableau2.1">
          <table:table-cell table:style-name="Tableau2.A1" office:value-type="string">
            <text:p text:style-name="P15">Date</text:p>
          </table:table-cell>
          <table:table-cell table:style-name="Tableau2.A1" office:value-type="string">
            <text:p text:style-name="P15">18/12/2019</text:p>
          </table:table-cell>
        </table:table-row>
        <table:table-row table:style-name="Tableau2.1">
          <table:table-cell table:style-name="Tableau2.A1" office:value-type="string">
            <text:p text:style-name="P15">Auteur</text:p>
          </table:table-cell>
          <table:table-cell table:style-name="Tableau2.A1" office:value-type="string">
            <text:p text:style-name="P15">Rémi TAUVEL</text:p>
          </table:table-cell>
        </table:table-row>
        <table:table-row table:style-name="Tableau2.1">
          <table:table-cell table:style-name="Tableau2.A1" office:value-type="string">
            <text:p text:style-name="P15">Pré-conditions</text:p>
          </table:table-cell>
          <table:table-cell table:style-name="Tableau2.A1" office:value-type="string">
            <text:p text:style-name="P15">L’utilisateur doit déjà être authentifié <text:line-break/>-&gt; Use Case « s’authentifier » du package « authentification</text:p>
          </table:table-cell>
        </table:table-row>
        <table:table-row table:style-name="Tableau2.1">
          <table:table-cell table:style-name="Tableau2.A1" office:value-type="string">
            <text:p text:style-name="P15">Démarrage</text:p>
          </table:table-cell>
          <table:table-cell table:style-name="Tableau2.A1" office:value-type="string">
            <text:p text:style-name="P15">L’utilisateur a demandé à voir une recette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3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0">Scénario nominal :</text:p>
            <text:list xml:id="list4177961456" text:style-name="L1">
              <text:list-item>
                <text:p text:style-name="P44"><text:span text:style-name="T7">Le </text:span><text:span text:style-name="T8">système </text:span><text:span text:style-name="T7">affiche la </text:span><text:span text:style-name="T17">r</text:span><text:span text:style-name="T18">ecette (Use case 1, « afficher une recette » du packa</text:span><text:span text:style-name="T20">g</text:span><text:span text:style-name="T18">e « recettes »)</text:span></text:p>
              </text:list-item>
              <text:list-item>
                <text:p text:style-name="P25"><text:span text:style-name="T13">L</text:span><text:span text:style-name="T7">’</text:span><text:span text:style-name="T14">utilisateur</text:span><text:span text:style-name="T7"> </text:span><text:span text:style-name="T13">demande à modifier l</text:span><text:span text:style-name="T18">a </text:span><text:span text:style-name="T13">recette</text:span></text:p>
              </text:list-item>
              <text:list-item>
                <text:p text:style-name="P26"><text:span text:style-name="T7">le système </text:span><text:span text:style-name="T18">affiche l’interface de modification de la recette</text:span></text:p>
              </text:list-item>
              <text:list-item>
                <text:p text:style-name="P27"><text:span text:style-name="T7">l’</text:span><text:span text:style-name="T15">utilisateur </text:span><text:span text:style-name="T19">modifie sa recette et valide la modification</text:span></text:p>
              </text:list-item>
              <text:list-item>
                <text:p text:style-name="P28"><text:span text:style-name="T7">Le </text:span><text:span text:style-name="T8">système</text:span><text:span text:style-name="T7"> retourne à la recette (retour à l’étape 1)</text:span></text:p>
              </text:list-item>
            </text:list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0">Scénarios alternatifs :</text:p>
            <text:p text:style-name="P17"><text:span text:style-name="T7">2.a L’utilisateur décide de quitter l’</text:span><text:span text:style-name="T18">affichage</text:span><text:span text:style-name="T7"> des recettes</text:span></text:p>
            <text:p text:style-name="P17"><text:span text:style-name="T7">4.a L’utilisateur décide de quitter l</text:span><text:span text:style-name="T18">a modification</text:span><text:span text:style-name="T7"> de </text:span><text:span text:style-name="T18">la</text:span><text:span text:style-name="T7"> recette</text:span>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4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0">Fin : </text:p>
            <text:p text:style-name="P15">scénario nominal : aux étapes 2 ou 4, sur décision de l’utilisateur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5"><text:span text:style-name="T1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4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6">Ergonomie</text:p>
          </table:table-cell>
          <table:table-cell table:style-name="Tableau2.A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15">Performance attendue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1">
          <table:table-cell table:style-name="Tableau2.A1" office:value-type="string">
            <text:p text:style-name="P15">Problèmes non-résolus</text:p>
          </table:table-cell>
          <table:table-cell table:style-name="Tableau2.A1" office:value-type="string">
            <text:p text:style-name="P15"/>
          </table:table-cell>
        </table:table-row>
      </table:table>
      <text:p text:style-name="P19"/>
      <text:p text:style-name="P4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3">Cas d’utilisation</text:p>
          </table:table-cell>
          <table:table-cell table:style-name="Tableau3.A1" office:value-type="string">
            <text:p text:style-name="P40"><text:span text:style-name="T10">(US3) </text:span><text:span text:style-name="T9">s</text:span><text:span text:style-name="T10">upprimer</text:span><text:span text:style-name="T8"> une recette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35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7">Acteurs concernés</text:p>
          </table:table-cell>
          <table:table-cell table:style-name="Tableau3.A1" office:value-type="string">
            <text:p text:style-name="P38">M<text:span text:style-name="T31">anager</text:span></text:p>
          </table:table-cell>
        </table:table-row>
        <table:table-row table:style-name="Tableau3.1">
          <table:table-cell table:style-name="Tableau3.A1" office:value-type="string">
            <text:p text:style-name="P39">Description</text:p>
          </table:table-cell>
          <table:table-cell table:style-name="Tableau3.A1" office:value-type="string">
            <text:p text:style-name="P41"><text:span text:style-name="T7">Permet à un </text:span><text:span text:style-name="T13">m</text:span><text:span text:style-name="T23">anager</text:span><text:span text:style-name="T13"> de modifier</text:span><text:span text:style-name="T7"> une recette</text:span></text:p>
          </table:table-cell>
        </table:table-row>
        <table:table-row table:style-name="Tableau3.1">
          <table:table-cell table:style-name="Tableau3.A1" office:value-type="string">
            <text:p text:style-name="P39">Date</text:p>
          </table:table-cell>
          <table:table-cell table:style-name="Tableau3.A1" office:value-type="string">
            <text:p text:style-name="P39">18/12/2019</text:p>
          </table:table-cell>
        </table:table-row>
        <table:table-row table:style-name="Tableau3.1">
          <table:table-cell table:style-name="Tableau3.A1" office:value-type="string">
            <text:p text:style-name="P39">Auteur</text:p>
          </table:table-cell>
          <table:table-cell table:style-name="Tableau3.A1" office:value-type="string">
            <text:p text:style-name="P39">Rémi TAUVEL</text:p>
          </table:table-cell>
        </table:table-row>
        <table:table-row table:style-name="Tableau3.1">
          <table:table-cell table:style-name="Tableau3.A1" office:value-type="string">
            <text:p text:style-name="P39">Pré-conditions</text:p>
          </table:table-cell>
          <table:table-cell table:style-name="Tableau3.A1" office:value-type="string">
            <text:p text:style-name="P39">L’utilisateur doit déjà être authentifié <text:line-break/>-&gt; Use Case « s’authentifier » du package « authentification</text:p>
          </table:table-cell>
        </table:table-row>
        <table:table-row table:style-name="Tableau3.1">
          <table:table-cell table:style-name="Tableau3.A1" office:value-type="string">
            <text:p text:style-name="P39">Démarrage</text:p>
          </table:table-cell>
          <table:table-cell table:style-name="Tableau3.A1" office:value-type="string">
            <text:p text:style-name="P41"><text:span text:style-name="T7">L’utilisateur a demandé à </text:span><text:span text:style-name="T20">la liste des recettes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35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34">Scénario nominal :</text:p>
            <text:list xml:id="list1593130493" text:style-name="L3">
              <text:list-item>
                <text:p text:style-name="P29"><text:span text:style-name="T18">Le </text:span><text:span text:style-name="T11">système</text:span><text:span text:style-name="T18"> affiche la liste des recettes proposées dans le catalogue </text:span><text:span text:style-name="T21">(Use case « afficher catalogue » du package « commandes »)</text:span></text:p>
              </text:list-item>
              <text:list-item>
                <text:p text:style-name="P30"><text:span text:style-name="T7">l’</text:span><text:span text:style-name="T15">utilisateur </text:span><text:span text:style-name="T19">demande à supprimer une recette</text:span></text:p>
              </text:list-item>
              <text:list-item>
                <text:p text:style-name="P31"><text:span text:style-name="T7">le </text:span><text:span text:style-name="T12">système</text:span><text:span text:style-name="T22"> demande la confirmation</text:span></text:p>
              </text:list-item>
              <text:list-item>
                <text:p text:style-name="P31"><text:span text:style-name="T22">l’</text:span><text:span text:style-name="T16">utilisateur</text:span><text:span text:style-name="T22"> confirme sa demande</text:span></text:p>
              </text:list-item>
              <text:list-item>
                <text:p text:style-name="P31"><text:span text:style-name="T22">le </text:span><text:span text:style-name="T12">système</text:span><text:span text:style-name="T22"> retourne à la liste des recettes (étape 1)</text:span></text:p>
              </text:list-item>
            </text:list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41"><text:span text:style-name="T8">Scénarios alternatifs :</text:span></text:p>
            <text:p text:style-name="P41"><text:span text:style-name="T7">4.a L’utilisateur décide d’</text:span><text:span text:style-name="T21">annuler sa requête</text:span>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36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34">Fin : </text:p>
            <text:p text:style-name="P39">scénario nominal : aux étapes 4, sur décision de l’utilisateur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39"><text:span text:style-name="T1">Post-conditions : </text:span>Aucun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36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7">Ergonomie</text:p>
          </table:table-cell>
          <table:table-cell table:style-name="Tableau3.A1" office:value-type="string">
            <text:p text:style-name="P37"/>
          </table:table-cell>
        </table:table-row>
        <table:table-row table:style-name="Tableau3.1">
          <table:table-cell table:style-name="Tableau3.A1" office:value-type="string">
            <text:p text:style-name="P39">Performance attendue</text:p>
          </table:table-cell>
          <table:table-cell table:style-name="Tableau3.A1" office:value-type="string">
            <text:p text:style-name="P39"/>
          </table:table-cell>
        </table:table-row>
        <table:table-row table:style-name="Tableau3.1">
          <table:table-cell table:style-name="Tableau3.A1" office:value-type="string">
            <text:p text:style-name="P39">Problèmes non-résolus</text:p>
          </table:table-cell>
          <table:table-cell table:style-name="Tableau3.A1" office:value-type="string">
            <text:p text:style-name="P39"/>
          </table:table-cell>
        </table:table-row>
      </table:table>
      <text:p text:style-name="P45"/>
      <text:p text:style-name="P4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3">Cas d’utilisation</text:p>
          </table:table-cell>
          <table:table-cell table:style-name="Tableau4.A1" office:value-type="string">
            <text:p text:style-name="P40"><text:span text:style-name="T10">(UC4) </text:span><text:span text:style-name="T9">c</text:span><text:span text:style-name="T10">réer</text:span><text:span text:style-name="T8"> une recett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35">identification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7">Acteurs concernés</text:p>
          </table:table-cell>
          <table:table-cell table:style-name="Tableau4.A1" office:value-type="string">
            <text:p text:style-name="P38">M<text:span text:style-name="T31">anagers</text:span></text:p>
          </table:table-cell>
        </table:table-row>
        <table:table-row table:style-name="Tableau4.1">
          <table:table-cell table:style-name="Tableau4.A1" office:value-type="string">
            <text:p text:style-name="P39">Description</text:p>
          </table:table-cell>
          <table:table-cell table:style-name="Tableau4.A1" office:value-type="string">
            <text:p text:style-name="P41"><text:span text:style-name="T7">Permet à un </text:span><text:span text:style-name="T13">m</text:span><text:span text:style-name="T23">anager </text:span><text:span text:style-name="T13">de modifier</text:span><text:span text:style-name="T7"> une recette</text:span></text:p>
          </table:table-cell>
        </table:table-row>
        <table:table-row table:style-name="Tableau4.1">
          <table:table-cell table:style-name="Tableau4.A1" office:value-type="string">
            <text:p text:style-name="P39">Date</text:p>
          </table:table-cell>
          <table:table-cell table:style-name="Tableau4.A1" office:value-type="string">
            <text:p text:style-name="P39">18/12/2019</text:p>
          </table:table-cell>
        </table:table-row>
        <table:table-row table:style-name="Tableau4.1">
          <table:table-cell table:style-name="Tableau4.A1" office:value-type="string">
            <text:p text:style-name="P39">Auteur</text:p>
          </table:table-cell>
          <table:table-cell table:style-name="Tableau4.A1" office:value-type="string">
            <text:p text:style-name="P39">Rémi TAUVEL</text:p>
          </table:table-cell>
        </table:table-row>
        <table:table-row table:style-name="Tableau4.1">
          <table:table-cell table:style-name="Tableau4.A1" office:value-type="string">
            <text:p text:style-name="P39">Pré-conditions</text:p>
          </table:table-cell>
          <table:table-cell table:style-name="Tableau4.A1" office:value-type="string">
            <text:p text:style-name="P39">L’utilisateur doit déjà être authentifié <text:line-break/>-&gt; Use Case « s’authentifier » du package « authentification</text:p>
          </table:table-cell>
        </table:table-row>
        <table:table-row table:style-name="Tableau4.1">
          <table:table-cell table:style-name="Tableau4.A1" office:value-type="string">
            <text:p text:style-name="P39">Démarrage</text:p>
          </table:table-cell>
          <table:table-cell table:style-name="Tableau4.A1" office:value-type="string">
            <text:p text:style-name="P39">L’utilisateur a demandé à voir une recette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35">Dialogu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4">Scénario nominal :</text:p>
            <text:list xml:id="list2972578583" text:style-name="L5">
              <text:list-item>
                <text:p text:style-name="P22"><text:span text:style-name="T24">Le </text:span><text:span text:style-name="T2">système</text:span><text:span text:style-name="T24"> affiche la liste des recettes proposées dans le catalogue (Use case « afficher catalogue » du package « commandes »)</text:span></text:p>
              </text:list-item>
              <text:list-item>
                <text:p text:style-name="P23">l’<text:span text:style-name="T5">utilisateur</text:span> demande à créer une recette</text:p>
              </text:list-item>
              <text:list-item>
                <text:p text:style-name="P24">le <text:span text:style-name="T3">système</text:span><text:span text:style-name="T29"> propose un formulaire</text:span></text:p>
              </text:list-item>
              <text:list-item>
                <text:p text:style-name="P24"><text:span text:style-name="T29">l’ </text:span><text:span text:style-name="T6">utilisateur </text:span><text:span text:style-name="T27">entre sa recette dans le formulaire et le valide</text:span></text:p>
              </text:list-item>
              <text:list-item>
                <text:p text:style-name="P24"><text:span text:style-name="T27">le système demande confirmation</text:span></text:p>
              </text:list-item>
              <text:list-item>
                <text:p text:style-name="P24"><text:span text:style-name="T27">l’</text:span><text:span text:style-name="T6">utilisateur</text:span><text:span text:style-name="T27"> valide sa recette</text:span></text:p>
              </text:list-item>
              <text:list-item>
                <text:p text:style-name="P24"><text:span text:style-name="T27">le </text:span><text:span text:style-name="T28">système</text:span><text:span text:style-name="T27"> affiche la liste des recettes du catalogue (étape 1)</text:span></text:p>
              </text:list-item>
            </text:list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4">Scénarios alternatifs :<text:line-break/><text:span text:style-name="T30">4.a l’utilisateur quitte la création de recette</text:span></text:p>
            <text:p text:style-name="P41"><text:span text:style-name="T23">6</text:span><text:span text:style-name="T7">.a L’utilisateur </text:span><text:span text:style-name="T23">ne valide pas sa recette. Dans ce cas, retour à l’étape 3, le formulaire étant pré-rempli.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6">Fin et post-conditions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4">Fin : </text:p>
            <text:p text:style-name="P39">scénario nominal : aux étapes 2 ou 4, sur décision de l’utilisateur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9"><text:span text:style-name="T1">Post-conditions : </text:span>Aucun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36">Compléments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7">Ergonomie</text:p>
          </table:table-cell>
          <table:table-cell table:style-name="Tableau4.A1" office:value-type="string">
            <text:p text:style-name="P37"/>
          </table:table-cell>
        </table:table-row>
        <table:table-row table:style-name="Tableau4.1">
          <table:table-cell table:style-name="Tableau4.A1" office:value-type="string">
            <text:p text:style-name="P39">Performance attendue</text:p>
          </table:table-cell>
          <table:table-cell table:style-name="Tableau4.A1" office:value-type="string">
            <text:p text:style-name="P39"/>
          </table:table-cell>
        </table:table-row>
        <table:table-row table:style-name="Tableau4.1">
          <table:table-cell table:style-name="Tableau4.A1" office:value-type="string">
            <text:p text:style-name="P39">Problèmes non-résolus</text:p>
          </table:table-cell>
          <table:table-cell table:style-name="Tableau4.A1" office:value-type="string">
            <text:p text:style-name="P39"/>
          </table:table-cell>
        </table:table-row>
      </table:table>
      <text:p text:style-name="P45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mbria1" style:font-family-asian="Cambria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8T07:02:53.170000000</meta:creation-date>
    <dc:date>2020-01-06T14:39:56.187000000</dc:date>
    <meta:editing-duration>PT9H52M7S</meta:editing-duration>
    <meta:editing-cycles>5</meta:editing-cycles>
    <meta:generator>LibreOffice/6.3.4.2$Windows_X86_64 LibreOffice_project/60da17e045e08f1793c57c00ba83cdfce946d0aa</meta:generator>
    <meta:document-statistic meta:table-count="4" meta:image-count="0" meta:object-count="0" meta:page-count="4" meta:paragraph-count="133" meta:word-count="626" meta:character-count="4081" meta:non-whitespace-character-count="3602"/>
  </office:meta>
</office:document-meta>
</file>